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puts=[</text:p>
      <text:p text:style-name="Standard"><text:s text:c="2"/>"I want to change my password",</text:p>
      <text:p text:style-name="Standard"><text:s text:c="2"/>"Does my policy cover prescription medication?",</text:p>
      <text:p text:style-name="Standard"><text:s text:c="2"/>"I want to cancel my subscription"</text:p>
      <text:p text:style-name="Standard">]</text:p>
      <text:p text:style-name="Standard"/>
      <text:p text:style-name="Standard"/>
      <text:p text:style-name="Standard">[Classification&lt;prediction: "Change account settings", confidence: 0.98488915, </text:p>
      <text:p text:style-name="Standard"><text:s/>labels: {'Cancelling coverage': LabelPrediction(confidence=0.013402738), </text:p>
      <text:p text:style-name="Standard"><text:s text:c="9"/><text:span text:style-name="T1"><text:s/>'Change account settings': LabelPrediction(confidence=0.98488915), </text:span></text:p>
      <text:p text:style-name="Standard"><text:s text:c="10"/>'Filing a claim and viewing status': LabelPrediction(confidence=0.0003504583), </text:p>
      <text:p text:style-name="Standard"><text:s text:c="10"/>'Finding policy details': LabelPrediction(confidence=0.0013576776)}&gt;, </text:p>
      <text:p text:style-name="Standard"><text:s text:c="10"/></text:p>
      <text:p text:style-name="Standard">Classification&lt;prediction: "Finding policy details", confidence: 0.82444924, </text:p>
      <text:p text:style-name="Standard">labels: {'Cancelling coverage': LabelPrediction(confidence=0.053942803), </text:p>
      <text:p text:style-name="Standard"><text:s text:c="9"/>'Change account settings': LabelPrediction(confidence=0.07822418), </text:p>
      <text:p text:style-name="Standard"><text:s text:c="9"/>'Filing a claim and viewing status': LabelPrediction(confidence=0.043383762), </text:p>
      <text:p text:style-name="Standard"><text:s text:c="9"/><text:span text:style-name="T1">'Finding policy details': LabelPrediction(confidence=0.82444924)}&gt;, </text:span></text:p>
      <text:p text:style-name="Standard"/>
      <text:p text:style-name="Standard">Classification&lt;prediction: "Cancelling coverage", confidence: 0.9991835, </text:p>
      <text:p text:style-name="Standard">labels: {<text:span text:style-name="T1">'Cancelling coverage': LabelPrediction(confidence=0.9991835), </text:span></text:p>
      <text:p text:style-name="Standard"><text:s text:c="9"/>'Change account settings': LabelPrediction(confidence=0.0006901907), </text:p>
      <text:p text:style-name="Standard"><text:s text:c="9"/>'Filing a claim and viewing status': LabelPrediction(confidence=2.3859728e-05), </text:p>
      <text:p text:style-name="Standard"><text:s text:c="9"/>'Finding policy details': LabelPrediction(confidence=0.000102467544)}&gt;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4:05:42.780837269</meta:creation-date>
    <dc:date>2023-12-12T15:31:52.715765559</dc:date>
    <meta:editing-duration>PT1H26M10S</meta:editing-duration>
    <meta:editing-cycles>1</meta:editing-cycles>
    <meta:document-statistic meta:table-count="0" meta:image-count="0" meta:object-count="0" meta:page-count="1" meta:paragraph-count="21" meta:word-count="94" meta:character-count="1318" meta:non-whitespace-character-count="1129"/>
    <meta:generator>LibreOffice/7.6.4.1$Linux_X86_64 LibreOffice_project/60$Build-1</meta:generator>
  </office:meta>
</office:document-meta>
</file>